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entury Gothic" svg:font-family="'Century Gothic', CenturyGothic, AppleGothic, sans-serif"/>
    <style:font-face style:name="Helvetica" svg:font-family="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P2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paragraph-rsid="002e8c94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paragraph-rsid="001fea37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paragraph-rsid="002552cf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paragraph-rsid="002d0f1e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paragraph-rsid="002d44aa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2d0f1e" style:font-weight-asian="normal" style:font-weight-complex="normal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3054ab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39f51" officeooo:paragraph-rsid="00239f51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58fb7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d44aa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bf25" officeooo:paragraph-rsid="00258fb7" style:font-weight-asian="normal" style:font-weight-complex="normal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bf25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e8c94" officeooo:paragraph-rsid="002e8c94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30a83" officeooo:paragraph-rsid="00330a83" style:font-weight-asian="normal" style:font-weight-complex="normal"/>
    </style:style>
    <style:style style:name="P2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30a83" officeooo:paragraph-rsid="00330a83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77be4" officeooo:paragraph-rsid="00377be4" style:font-weight-asian="normal" style:font-weight-complex="normal"/>
    </style:style>
    <style:style style:name="P22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paragraph-rsid="00330a83" style:font-style-asian="normal" style:font-weight-asian="normal" style:font-style-complex="normal" style:font-weight-complex="normal"/>
    </style:style>
    <style:style style:name="P23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330a83" style:font-style-asian="normal" style:font-weight-asian="normal" style:font-style-complex="normal" style:font-weight-complex="normal"/>
    </style:style>
    <style:style style:name="P2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330a83" style:font-style-asian="normal" style:font-weight-asian="normal" style:font-style-complex="normal" style:font-weight-complex="normal"/>
    </style:style>
    <style:style style:name="P2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330a83" officeooo:paragraph-rsid="00330a83" style:font-weight-asian="bold" style:font-weight-complex="bold"/>
    </style:style>
    <style:style style:name="P2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normal" officeooo:rsid="001fea37" officeooo:paragraph-rsid="002e8c94" style:font-style-asian="italic" style:font-weight-asian="normal" style:font-style-complex="italic" style:font-weight-complex="normal"/>
    </style:style>
    <style:style style:name="P2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normal" officeooo:rsid="001fea37" officeooo:paragraph-rsid="00330a83" style:font-style-asian="italic" style:font-weight-asian="normal" style:font-style-complex="italic" style:font-weight-complex="normal"/>
    </style:style>
    <style:style style:name="P2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normal" officeooo:rsid="0028f2f1" officeooo:paragraph-rsid="0028f2f1" style:font-style-asian="italic" style:font-weight-asian="normal" style:font-style-complex="italic" style:font-weight-complex="normal"/>
    </style:style>
    <style:style style:name="P2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normal" officeooo:rsid="0028f2f1" officeooo:paragraph-rsid="00330a83" style:font-style-asian="italic" style:font-weight-asian="normal" style:font-style-complex="italic" style:font-weight-complex="normal"/>
    </style:style>
    <style:style style:name="P3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bold" officeooo:rsid="001fea37" officeooo:paragraph-rsid="0028f2f1" style:font-style-asian="italic" style:font-weight-asian="bold" style:font-style-complex="italic" style:font-weight-complex="bold"/>
    </style:style>
    <style:style style:name="P31" style:family="paragraph" style:parent-style-name="Standard">
      <style:text-properties officeooo:rsid="001f5a75" officeooo:paragraph-rsid="001f5a75"/>
    </style:style>
    <style:style style:name="P32" style:family="paragraph" style:parent-style-name="Standard">
      <style:text-properties style:font-name="Liberation Serif"/>
    </style:style>
    <style:style style:name="P33" style:family="paragraph" style:parent-style-name="Standard">
      <style:text-properties fo:font-size="14pt" fo:font-weight="bold" officeooo:rsid="001f5a75" officeooo:paragraph-rsid="001f5a7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ea37"/>
    </style:style>
    <style:style style:name="T3" style:family="text">
      <style:text-properties officeooo:rsid="00239f51"/>
    </style:style>
    <style:style style:name="T4" style:family="text">
      <style:text-properties officeooo:rsid="0026f6fe"/>
    </style:style>
    <style:style style:name="T5" style:family="text">
      <style:text-properties officeooo:rsid="0028bf25"/>
    </style:style>
    <style:style style:name="T6" style:family="text">
      <style:text-properties officeooo:rsid="0028f2f1"/>
    </style:style>
    <style:style style:name="T7" style:family="text">
      <style:text-properties officeooo:rsid="002d0f1e"/>
    </style:style>
    <style:style style:name="T8" style:family="text">
      <style:text-properties officeooo:rsid="002d44aa"/>
    </style:style>
    <style:style style:name="T9" style:family="text">
      <style:text-properties officeooo:rsid="002e8c94"/>
    </style:style>
    <style:style style:name="T10" style:family="text">
      <style:text-properties fo:color="#79796a"/>
    </style:style>
    <style:style style:name="T11" style:family="text">
      <style:text-properties fo:color="#79796a" style:font-name="Helvetica" fo:font-size="9.75pt"/>
    </style:style>
    <style:style style:name="T12" style:family="text">
      <style:text-properties officeooo:rsid="003054ab"/>
    </style:style>
    <style:style style:name="T13" style:family="text">
      <style:text-properties officeooo:rsid="0031c856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isplays</text:p>
      <text:p text:style-name="P31"/>
      <text:list xml:id="list3239024722" text:style-name="L2">
        <text:list-header>
          <text:p text:style-name="P25">From RS</text:p>
          <text:p text:style-name="P20"/>
          <text:p text:style-name="P9">Size 19 x 50mm.<text:tab/>Digit height 0.56in <text:tab/><text:span text:style-name="T7">Floating point<text:tab/><text:tab/>36 pin<text:tab/>Super bright</text:span></text:p>
        </text:list-header>
      </text:list>
      <text:p text:style-name="P5">RS Stock No. <text:s/>872-1957<text:tab/><text:tab/>Mfr. Part No. <text:s/>CA56-11SYKWA<text:tab/><text:tab/><text:span text:style-name="T7">Yellow<text:tab/><text:tab/>OK</text:span></text:p>
      <text:p text:style-name="P13"><text:span text:style-name="T3">RS Stock No. 165-1504 <text:tab/><text:tab/></text:span>Mfr. Part No. CA56-11SURKWA<text:tab/><text:tab/><text:span text:style-name="T8">Yellow<text:tab/><text:tab/>OK</text:span></text:p>
      <text:p text:style-name="P13"><text:span text:style-name="T4">RS Stock No. 146-1464 <text:tab/><text:tab/></text:span>Mfr. Part No. CC56-11CGKWA<text:tab/><text:tab/><text:span text:style-name="T8">Green<text:tab/><text:tab/>OK</text:span></text:p>
      <text:p text:style-name="P6"><text:span text:style-name="T6">RS Stock No. 872-2001 <text:tab/><text:tab/></text:span>Mfr. Part No. CC56-11SURKWA<text:tab/><text:tab/><text:span text:style-name="T8">Red<text:tab/><text:tab/>OK</text:span></text:p>
      <text:p text:style-name="P1"/>
      <text:list xml:id="list123737228483982" text:continue-numbering="true" text:style-name="L2">
        <text:list-header>
          <text:p text:style-name="P2"/>
        </text:list-header>
      </text:list>
      <text:p text:style-name="P3"><text:span text:style-name="T2">RS Stock No. 145-1485 <text:tab/></text:span>Mfr. Part No. CA04-41SURKWA<text:tab/><text:span text:style-name="T7">Floating point</text:span></text:p>
      <text:p text:style-name="P4"><text:span text:style-name="T3">Size 16 x 40.4<text:tab/><text:tab/>Digit height 0.4in <text:tab/><text:tab/>Red<text:tab/><text:tab/>£2.07 each</text:span></text:p>
      <text:p text:style-name="P12">20 pin<text:tab/><text:tab/>Multiplexes 2 digits</text:p>
      <text:p text:style-name="P19">Excellent idea but only ONE part number is available </text:p>
      <text:p text:style-name="P12"/>
      <text:list xml:id="list123738830537784" text:continue-numbering="true" text:style-name="L2">
        <text:list-header>
          <text:p text:style-name="P22"><text:span text:style-name="T2">RS Stock No. 146-1582 </text:span>Mfr. Part No. CA25-11SURKWA <text:tab/><text:tab/></text:p>
          <text:p text:style-name="P23">Size 1<text:span text:style-name="T6">1</text:span> x <text:span text:style-name="T6">36</text:span>mm.<text:tab/>Digit height 0.<text:span text:style-name="T6">25</text:span>in <text:tab/><text:tab/><text:span text:style-name="T5">Red</text:span><text:tab/><text:tab/>£<text:span text:style-name="T6">2.139</text:span> each <text:span text:style-name="T6">for 14</text:span></text:p>
          <text:p text:style-name="P24">36 pin<text:tab/><text:tab/><text:span text:style-name="T9">Display NOT really floating point </text:span></text:p>
        </text:list-header>
      </text:list>
      <text:p text:style-name="P18"/>
      <text:p text:style-name="P18"><text:span text:style-name="T1">From Rapid Electronics</text:span><text:tab/><text:span text:style-name="T13">(A bit cheaper)</text:span></text:p>
      <text:list xml:id="list123737281780584" text:continue-numbering="true" text:style-name="L2">
        <text:list-header>
          <text:p text:style-name="P10">Size 19 x 50mm.<text:tab/>Digit height 0.56in <text:tab/><text:span text:style-name="T7">Floating point<text:tab/><text:tab/>36 pin<text:tab/><text:tab/>Non Super bright</text:span></text:p>
        </text:list-header>
      </text:list>
      <text:p text:style-name="P18"><text:span text:style-name="T11">CC56-11GWA</text:span> <text:tab/><text:span text:style-name="T12">Green<text:tab/><text:tab/><text:tab/><text:tab/><text:tab/><text:tab/><text:tab/><text:tab/></text:span></text:p>
      <text:p text:style-name="P18"><text:span text:style-name="T10"> </text:span><text:span text:style-name="T11">CA56-11EWA</text:span> <text:span text:style-name="T12">Red</text:span></text:p>
      <text:p text:style-name="P18"/>
      <text:p text:style-name="P19"><text:span text:style-name="T1">Conclusion</text:span> use 36 pin <text:span text:style-name="T2">19 x 50mm </text:span>any colour and any polarisation.</text:p>
      <text:p text:style-name="P19">SW has CC and CA versions</text:p>
      <text:p text:style-name="P21">Build this part on Eagle</text:p>
      <text:p text:style-name="P18"/>
      <text:list xml:id="list123739047645203" text:continue-numbering="true" text:style-name="L2">
        <text:list-header>
          <text:p text:style-name="P29"/>
        </text:list-header>
      </text:list>
      <text:p text:style-name="P12"/>
      <text:p text:style-name="P14"/>
      <text:p text:style-name="P17"/>
      <text:p text:style-name="P16"/>
      <text:list xml:id="list123738402736684" text:continue-numbering="true" text:style-name="L2">
        <text:list-header>
          <text:p text:style-name="P30"/>
          <text:p text:style-name="P28"/>
        </text:list-header>
      </text:list>
      <text:p text:style-name="P16"/>
      <text:p text:style-name="P16"/>
      <text:p text:style-name="P16"/>
      <text:list xml:id="list123739231043516" text:continue-numbering="true" text:style-name="L2">
        <text:list-header>
          <text:p text:style-name="P15"/>
        </text:list-header>
      </text:list>
      <text:p text:style-name="P16"/>
      <text:p text:style-name="P16"/>
      <text:list xml:id="list123737967753429" text:continue-numbering="true" text:style-name="L2">
        <text:list-header>
          <text:p text:style-name="P15"/>
        </text:list-header>
      </text:list>
      <text:p text:style-name="P11"/>
      <text:p text:style-name="P11"/>
      <text:p text:style-name="P7"/>
      <text:list xml:id="list123737334418257" text:continue-numbering="true" text:style-name="L2">
        <text:list-header>
          <text:p text:style-name="P8"><text:soft-page-break/></text:p>
        </text:list-header>
      </text:list>
      <text:p text:style-name="P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entury Gothic" svg:font-family="'Century Gothic', CenturyGothic, AppleGothic, sans-serif"/>
    <style:font-face style:name="Helvetica" svg:font-family="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08:59.308000000</meta:creation-date>
    <meta:generator>LibreOffice/6.2.8.2$Windows_X86_64 LibreOffice_project/f82ddfca21ebc1e222a662a32b25c0c9d20169ee</meta:generator>
    <dc:date>2020-10-30T12:37:16.486000000</dc:date>
    <meta:editing-duration>PT57M41S</meta:editing-duration>
    <meta:editing-cycles>18</meta:editing-cycles>
    <meta:document-statistic meta:table-count="0" meta:image-count="0" meta:object-count="0" meta:page-count="2" meta:paragraph-count="29" meta:word-count="178" meta:character-count="969" meta:non-whitespace-character-count="779"/>
  </office:meta>
</office:document-meta>
</file>